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5" style:family="text">
      <style:text-properties style:text-position="super 58%" style:font-name="Times New Roman" fo:font-weight="bold" style:font-name-asian="Times New Roman1" style:font-weight-asian="bold" style:font-name-complex="Times New Roman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24910177493734189" text:style-name="Outline">
        <text:list-item>
          <text:h text:style-name="P3" text:outline-level="1"><text:span text:style-name="T1">CS 315 Modern Database Management </text:span><text:line-break/><text:span text:style-name="T1">Assignment 3<text:line-break/>Final Project Peer Evaluation</text:span><text:line-break/><text:span text:style-name="T1">Northeastern Illinois University</text:span></text:h>
        </text:list-item>
      </text:list>
      <text:p text:style-name="P1"/>
      <text:p text:style-name="Standard"><text:span text:style-name="T1">This form is due on </text:span><text:span text:style-name="T3">Saturday May 5</text:span><text:span text:style-name="T5">th</text:span><text:span text:style-name="T3"> 11:00 AM.</text:span><text:span text:style-name="T1"> Please submit it individually to the Assignment 3 folder on D2L.</text:span></text:p>
      <text:p text:style-name="Standard"><text:span text:style-name="T3">Part 1: </text:span></text:p>
      <text:p text:style-name="Standard"><text:span text:style-name="T1">Directions: In the space below, honestly evaluate the work of other students in your group by answering yes or no and by using a scale from 1 to 5, </text:span></text:p>
      <text:p text:style-name="Standard"><text:span text:style-name="T1">1 being "Very Poor", 2 being "Poor", 3 being "Average", 4 being "Good" and 5 being "Very Good". </text:span></text:p>
      <text:p text:style-name="Standard"><text:span text:style-name="T2">Evaluator’s Name:</text:span><text:span text:style-name="T1">_____Claudiu Moise_________ </text:span></text:p>
      <text:p text:style-name="Standard"><text:span text:style-name="T1">Date:__4/29/2018____ </text:span></text:p>
      <text:p text:style-name="P1"/>
      <text:p text:style-name="P1"/>
      <text:p text:style-name="Standard"><text:span text:style-name="T2">Group Member #1</text:span><text:span text:style-name="T1">:__Robert Velazquez____ </text:span></text:p>
      <text:p text:style-name="Standard"><text:span text:style-name="T1">1. Did this group member complete his/her assigned tasks for the group? Yes </text:span></text:p>
      <text:p text:style-name="Standard"><text:span text:style-name="T1">2. How would you rate the quality of this person’s work? (4) </text:span></text:p>
      <text:p text:style-name="Standard"><text:span text:style-name="T1">3. How would you rate the timeliness of the completion of the work? (4) </text:span></text:p>
      <text:p text:style-name="Standard"><text:span text:style-name="T1">4. How would you rate the accuracy of the work? (4)</text:span></text:p>
      <text:p text:style-name="Standard"><text:span text:style-name="T1">5. Overall, how would you rank this group member’s performance in the group? (4) </text:span></text:p>
      <text:p text:style-name="Standard"><text:span text:style-name="T1">6. Would you want to work with this person again? (Yes ) </text:span><text:line-break/><text:span text:style-name="T1">Explain why in the space below.</text:span></text:p>
      <text:p text:style-name="P1">Robert is clearly passionate about Technology and we get along well. We share a couple of jokes while we work on our project together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2">Group Member #2:</text:span><text:span text:style-name="T1">____Marco Cortes________ </text:span></text:p>
      <text:p text:style-name="Standard"><text:span text:style-name="T1">1. Did this group member complete his/her assigned tasks for the group? (Yes)</text:span></text:p>
      <text:p text:style-name="Standard"><text:span text:style-name="T1">2. How wou</text:span><text:bookmark text:name="_GoBack"/><text:span text:style-name="T1">ld you rate the quality of this person’s work? (5) </text:span></text:p>
      <text:p text:style-name="Standard"><text:span text:style-name="T1">3. How would you rate the timeliness of the completion of the work? (5) </text:span></text:p>
      <text:p text:style-name="Standard"><text:span text:style-name="T1">4. How would you rate the accuracy of the work? (5)</text:span></text:p>
      <text:p text:style-name="Standard"><text:span text:style-name="T1">5. Overall, how would you rank this group member’s performance in the group? (5) </text:span></text:p>
      <text:p text:style-name="Standard"><text:span text:style-name="T1">6. Would you want to work with this person again? (Yes ) </text:span><text:line-break/><text:span text:style-name="T1">Explain why in the space below.</text:span></text:p>
      <text:p text:style-name="P1">Took a lot of the initiative after I made the initial proposal and would often beat me to a lot of the tasks I had outlined for the group.</text:p>
      <text:p text:style-name="P1">He's very smart and capable. He would be my first pick for working in a future group projec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2">Group Member #3:</text:span><text:span text:style-name="T1">______NA________ </text:span></text:p>
      <text:p text:style-name="Standard"><text:span text:style-name="T1">1. Did this group member complete his/her assigned tasks for the group? (Yes / No)</text:span></text:p>
      <text:p text:style-name="Standard"><text:span text:style-name="T1">2. How would you rate the quality of this person’s work? (1 2 3 4 5) </text:span></text:p>
      <text:p text:style-name="Standard"><text:span text:style-name="T1">3. How would you rate the timeliness of the completion of the work? (1 2 3 4 5) </text:span></text:p>
      <text:p text:style-name="Standard"><text:span text:style-name="T1">4. How would you rate the accuracy of the work? (1 2 3 4 5)</text:span></text:p>
      <text:p text:style-name="Standard"><text:span text:style-name="T1">5. Overall, how would you rank this group member’s performance in the group? (1 2 3 4 5) </text:span></text:p>
      <text:p text:style-name="Standard"><text:span text:style-name="T1">6. Would you want to work with this person again? (Yes / No) </text:span><text:line-break/><text:span text:style-name="T1">Explain why in the space below.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<text:span text:style-name="T3">Part 2:</text:span></text:p>
      <text:p text:style-name="Standard"><text:span text:style-name="T1">1. Describe how you contributed to the project. </text:span><text:line-break/><text:span text:style-name="T1">Describe modules / classes / methods / code / database you implemented (Use the exact names of files and classes etc etc.. For e.g. "I created the </text:span><text:span text:style-name="T4">SaveShoppingCart()</text:span><text:span text:style-name="T1"> method inside the </text:span><text:span text:style-name="T4">Shop.php </text:span><text:span text:style-name="T1">class", etc etc...). </text:span></text:p>
      <text:p text:style-name="Standard">I was the group 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guzcan Adabuk</meta:initial-creator>
    <meta:editing-cycles>9</meta:editing-cycles>
    <meta:creation-date>2018-04-29T01:11:00</meta:creation-date>
    <dc:date>2018-04-29T09:21:08.63</dc:date>
    <meta:editing-duration>PT6M34S</meta:editing-duration>
    <meta:generator>OpenOffice/4.1.3$Win32 OpenOffice.org_project/413m1$Build-9783</meta:generator>
    <meta:document-statistic meta:table-count="0" meta:image-count="0" meta:object-count="0" meta:page-count="4" meta:paragraph-count="34" meta:word-count="485" meta:character-count="26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